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4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" table:style-name="ta1">
        <table:shapes>
          <draw:frame draw:z-index="0" draw:style-name="gr1" draw:text-style-name="P1" svg:width="159.99mm" svg:height="89.99mm" svg:x="80.27mm" svg:y="1mm">
            <loext:p draw:notify-on-update-of-ranges="cameraslog_3.A1:cameraslog_3.A1 cameraslog_3.A2:cameraslog_3.A1001 cameraslog_3.B1:cameraslog_3.B1 cameraslog_3.B2:cameraslog_3.B1001 cameraslog_3.A1:cameraslog_3.A1 cameraslog_3.A2:cameraslog_3.A1001 cameraslog_3.C1:cameraslog_3.C1 cameraslog_3.C2:cameraslog_3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212099" calcext:value-type="float">
            <text:p>10,2120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624102" calcext:value-type="float">
            <text:p>10,624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001009" calcext:value-type="float">
            <text:p>11,001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007204" calcext:value-type="float">
            <text:p>11,0072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286882" calcext:value-type="float">
            <text:p>11,2868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576885" calcext:value-type="float">
            <text:p>11,5768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885532" calcext:value-type="float">
            <text:p>11,8855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32103" calcext:value-type="float">
            <text:p>12,1321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39317" calcext:value-type="float">
            <text:p>12,393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803148" calcext:value-type="float">
            <text:p>12,803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648012" calcext:value-type="float">
            <text:p>12,6480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919465" calcext:value-type="float">
            <text:p>12,9194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853288" calcext:value-type="float">
            <text:p>12,8532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770979" calcext:value-type="float">
            <text:p>12,7709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516973" calcext:value-type="float">
            <text:p>12,5169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912446" calcext:value-type="float">
            <text:p>12,9124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614129" calcext:value-type="float">
            <text:p>12,6141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11922" calcext:value-type="float">
            <text:p>13,119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384415" calcext:value-type="float">
            <text:p>13,3844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384415" calcext:value-type="float">
            <text:p>13,3844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384415" calcext:value-type="float">
            <text:p>13,3844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050969" calcext:value-type="float">
            <text:p>13,0509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011675" calcext:value-type="float">
            <text:p>13,0116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075794" calcext:value-type="float">
            <text:p>13,0757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976037" calcext:value-type="float">
            <text:p>12,9760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164695" calcext:value-type="float">
            <text:p>13,1646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164695" calcext:value-type="float">
            <text:p>13,1646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007494" calcext:value-type="float">
            <text:p>13,0074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082415" calcext:value-type="float">
            <text:p>13,0824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082415" calcext:value-type="float">
            <text:p>13,0824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908231" calcext:value-type="float">
            <text:p>12,9082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908231" calcext:value-type="float">
            <text:p>12,9082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980627" calcext:value-type="float">
            <text:p>12,9806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980627" calcext:value-type="float">
            <text:p>12,9806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537554" calcext:value-type="float">
            <text:p>12,5375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483254" calcext:value-type="float">
            <text:p>12,4832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483254" calcext:value-type="float">
            <text:p>12,4832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483254" calcext:value-type="float">
            <text:p>12,4832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465212" calcext:value-type="float">
            <text:p>12,465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465212" calcext:value-type="float">
            <text:p>12,465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465212" calcext:value-type="float">
            <text:p>12,465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465212" calcext:value-type="float">
            <text:p>12,465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465212" calcext:value-type="float">
            <text:p>12,465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465212" calcext:value-type="float">
            <text:p>12,465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465212" calcext:value-type="float">
            <text:p>12,465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465212" calcext:value-type="float">
            <text:p>12,465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.465212" calcext:value-type="float">
            <text:p>12,4652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276532" calcext:value-type="float">
            <text:p>12,2765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.276532" calcext:value-type="float">
            <text:p>12,2765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21448" calcext:value-type="float">
            <text:p>12,21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21448" calcext:value-type="float">
            <text:p>12,21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21448" calcext:value-type="float">
            <text:p>12,21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178768" calcext:value-type="float">
            <text:p>12,1787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501859" calcext:value-type="float">
            <text:p>12,5018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501859" calcext:value-type="float">
            <text:p>12,5018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483255" calcext:value-type="float">
            <text:p>12,4832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381494" calcext:value-type="float">
            <text:p>12,3814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050082" calcext:value-type="float">
            <text:p>12,0500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050082" calcext:value-type="float">
            <text:p>12,0500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908978" calcext:value-type="float">
            <text:p>11,9089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449364" calcext:value-type="float">
            <text:p>11,4493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167621" calcext:value-type="float">
            <text:p>11,1676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124729" calcext:value-type="float">
            <text:p>11,1247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124729" calcext:value-type="float">
            <text:p>11,1247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124729" calcext:value-type="float">
            <text:p>11,1247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369264" calcext:value-type="float">
            <text:p>11,3692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369264" calcext:value-type="float">
            <text:p>11,3692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.669646" calcext:value-type="float">
            <text:p>11,6696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669646" calcext:value-type="float">
            <text:p>11,6696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69646" calcext:value-type="float">
            <text:p>11,6696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87279" calcext:value-type="float">
            <text:p>11,872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.87279" calcext:value-type="float">
            <text:p>11,872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87279" calcext:value-type="float">
            <text:p>11,872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599284" calcext:value-type="float">
            <text:p>11,5992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.599284" calcext:value-type="float">
            <text:p>11,5992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.620401" calcext:value-type="float">
            <text:p>11,620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668007" calcext:value-type="float">
            <text:p>11,668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.668007" calcext:value-type="float">
            <text:p>11,668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.668007" calcext:value-type="float">
            <text:p>11,668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668007" calcext:value-type="float">
            <text:p>11,668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.668007" calcext:value-type="float">
            <text:p>11,668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668007" calcext:value-type="float">
            <text:p>11,668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.668007" calcext:value-type="float">
            <text:p>11,668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.668007" calcext:value-type="float">
            <text:p>11,6680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694352" calcext:value-type="float">
            <text:p>11,6943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443631" calcext:value-type="float">
            <text:p>11,4436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528863" calcext:value-type="float">
            <text:p>11,5288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.528863" calcext:value-type="float">
            <text:p>11,5288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.528863" calcext:value-type="float">
            <text:p>11,5288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68659" calcext:value-type="float">
            <text:p>11,686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711418" calcext:value-type="float">
            <text:p>11,7114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711418" calcext:value-type="float">
            <text:p>11,7114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711418" calcext:value-type="float">
            <text:p>11,7114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851993" calcext:value-type="float">
            <text:p>11,8519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851993" calcext:value-type="float">
            <text:p>11,8519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851993" calcext:value-type="float">
            <text:p>11,8519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851993" calcext:value-type="float">
            <text:p>11,8519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851993" calcext:value-type="float">
            <text:p>11,8519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791972" calcext:value-type="float">
            <text:p>11,7919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791972" calcext:value-type="float">
            <text:p>11,7919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816806" calcext:value-type="float">
            <text:p>11,8168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816806" calcext:value-type="float">
            <text:p>11,8168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.816806" calcext:value-type="float">
            <text:p>11,8168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.816806" calcext:value-type="float">
            <text:p>11,8168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.626106" calcext:value-type="float">
            <text:p>11,6261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162349" calcext:value-type="float">
            <text:p>11,1623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.162349" calcext:value-type="float">
            <text:p>11,1623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.162349" calcext:value-type="float">
            <text:p>11,1623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.162349" calcext:value-type="float">
            <text:p>11,1623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162349" calcext:value-type="float">
            <text:p>11,1623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178877" calcext:value-type="float">
            <text:p>11,17887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.178877" calcext:value-type="float">
            <text:p>11,17887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435794" calcext:value-type="float">
            <text:p>11,43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435794" calcext:value-type="float">
            <text:p>11,43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435794" calcext:value-type="float">
            <text:p>11,43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435794" calcext:value-type="float">
            <text:p>11,43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435794" calcext:value-type="float">
            <text:p>11,435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365512" calcext:value-type="float">
            <text:p>11,365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365512" calcext:value-type="float">
            <text:p>11,365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365512" calcext:value-type="float">
            <text:p>11,365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245581" calcext:value-type="float">
            <text:p>11,2455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245581" calcext:value-type="float">
            <text:p>11,2455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224457" calcext:value-type="float">
            <text:p>11,224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224457" calcext:value-type="float">
            <text:p>11,224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224457" calcext:value-type="float">
            <text:p>11,224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224457" calcext:value-type="float">
            <text:p>11,224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224457" calcext:value-type="float">
            <text:p>11,224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224457" calcext:value-type="float">
            <text:p>11,224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224457" calcext:value-type="float">
            <text:p>11,2244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12311" calcext:value-type="float">
            <text:p>11,123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12311" calcext:value-type="float">
            <text:p>11,123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12311" calcext:value-type="float">
            <text:p>11,123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12311" calcext:value-type="float">
            <text:p>11,123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12311" calcext:value-type="float">
            <text:p>11,123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187233" calcext:value-type="float">
            <text:p>11,1872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.886853" calcext:value-type="float">
            <text:p>10,8868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.886853" calcext:value-type="float">
            <text:p>10,8868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.886853" calcext:value-type="float">
            <text:p>10,8868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.886853" calcext:value-type="float">
            <text:p>10,8868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.886853" calcext:value-type="float">
            <text:p>10,8868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.924103" calcext:value-type="float">
            <text:p>10,9241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607194" calcext:value-type="float">
            <text:p>10,6071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.449561" calcext:value-type="float">
            <text:p>10,4495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449561" calcext:value-type="float">
            <text:p>10,4495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231944" calcext:value-type="float">
            <text:p>10,2319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231944" calcext:value-type="float">
            <text:p>10,2319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266717" calcext:value-type="float">
            <text:p>10,266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316374" calcext:value-type="float">
            <text:p>10,3163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316374" calcext:value-type="float">
            <text:p>10,3163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316374" calcext:value-type="float">
            <text:p>10,3163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463637" calcext:value-type="float">
            <text:p>10,4636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463637" calcext:value-type="float">
            <text:p>10,4636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40162" calcext:value-type="float">
            <text:p>10,401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40162" calcext:value-type="float">
            <text:p>10,401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40162" calcext:value-type="float">
            <text:p>10,401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40162" calcext:value-type="float">
            <text:p>10,401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047904" calcext:value-type="float">
            <text:p>10,0479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047904" calcext:value-type="float">
            <text:p>10,0479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047904" calcext:value-type="float">
            <text:p>10,0479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047904" calcext:value-type="float">
            <text:p>10,0479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.047904" calcext:value-type="float">
            <text:p>10,0479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.101661" calcext:value-type="float">
            <text:p>10,1016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101661" calcext:value-type="float">
            <text:p>10,1016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.037535" calcext:value-type="float">
            <text:p>10,0375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.037535" calcext:value-type="float">
            <text:p>10,0375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037535" calcext:value-type="float">
            <text:p>10,0375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037535" calcext:value-type="float">
            <text:p>10,0375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037535" calcext:value-type="float">
            <text:p>10,0375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.863377" calcext:value-type="float">
            <text:p>9,863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863377" calcext:value-type="float">
            <text:p>9,863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.863377" calcext:value-type="float">
            <text:p>9,863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863377" calcext:value-type="float">
            <text:p>9,863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894391" calcext:value-type="float">
            <text:p>9,894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728953" calcext:value-type="float">
            <text:p>9,7289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496846" calcext:value-type="float">
            <text:p>9,4968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496846" calcext:value-type="float">
            <text:p>9,4968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496846" calcext:value-type="float">
            <text:p>9,4968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496846" calcext:value-type="float">
            <text:p>9,4968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403309" calcext:value-type="float">
            <text:p>9,4033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403309" calcext:value-type="float">
            <text:p>9,4033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403309" calcext:value-type="float">
            <text:p>9,4033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187789" calcext:value-type="float">
            <text:p>9,1877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10873" calcext:value-type="float">
            <text:p>9,108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10873" calcext:value-type="float">
            <text:p>9,108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10873" calcext:value-type="float">
            <text:p>9,108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10873" calcext:value-type="float">
            <text:p>9,108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.10873" calcext:value-type="float">
            <text:p>9,108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.10873" calcext:value-type="float">
            <text:p>9,108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156751" calcext:value-type="float">
            <text:p>9,1567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33506" calcext:value-type="float">
            <text:p>9,33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33506" calcext:value-type="float">
            <text:p>9,33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33506" calcext:value-type="float">
            <text:p>9,33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33506" calcext:value-type="float">
            <text:p>9,33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33506" calcext:value-type="float">
            <text:p>9,33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33506" calcext:value-type="float">
            <text:p>9,33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33506" calcext:value-type="float">
            <text:p>9,33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33506" calcext:value-type="float">
            <text:p>9,33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33506" calcext:value-type="float">
            <text:p>9,33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33506" calcext:value-type="float">
            <text:p>9,33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33506" calcext:value-type="float">
            <text:p>9,33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301538" calcext:value-type="float">
            <text:p>9,3015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301538" calcext:value-type="float">
            <text:p>9,3015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301538" calcext:value-type="float">
            <text:p>9,3015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301538" calcext:value-type="float">
            <text:p>9,3015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301967" calcext:value-type="float">
            <text:p>9,301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.284981" calcext:value-type="float">
            <text:p>9,284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.284981" calcext:value-type="float">
            <text:p>9,284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284981" calcext:value-type="float">
            <text:p>9,284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.284981" calcext:value-type="float">
            <text:p>9,284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.284981" calcext:value-type="float">
            <text:p>9,284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.284981" calcext:value-type="float">
            <text:p>9,284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.284981" calcext:value-type="float">
            <text:p>9,284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.243632" calcext:value-type="float">
            <text:p>9,2436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243632" calcext:value-type="float">
            <text:p>9,2436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.243632" calcext:value-type="float">
            <text:p>9,2436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.243632" calcext:value-type="float">
            <text:p>9,2436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243632" calcext:value-type="float">
            <text:p>9,2436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243632" calcext:value-type="float">
            <text:p>9,2436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.243632" calcext:value-type="float">
            <text:p>9,2436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243632" calcext:value-type="float">
            <text:p>9,2436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.243632" calcext:value-type="float">
            <text:p>9,2436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243632" calcext:value-type="float">
            <text:p>9,2436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.188211" calcext:value-type="float">
            <text:p>9,1882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188211" calcext:value-type="float">
            <text:p>9,1882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.188211" calcext:value-type="float">
            <text:p>9,1882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188211" calcext:value-type="float">
            <text:p>9,1882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.188211" calcext:value-type="float">
            <text:p>9,1882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.188211" calcext:value-type="float">
            <text:p>9,1882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.188211" calcext:value-type="float">
            <text:p>9,1882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.188211" calcext:value-type="float">
            <text:p>9,1882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.188211" calcext:value-type="float">
            <text:p>9,1882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.200617" calcext:value-type="float">
            <text:p>9,2006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.200617" calcext:value-type="float">
            <text:p>9,2006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.200617" calcext:value-type="float">
            <text:p>9,2006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.200617" calcext:value-type="float">
            <text:p>9,2006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.200617" calcext:value-type="float">
            <text:p>9,2006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.200617" calcext:value-type="float">
            <text:p>9,2006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.200617" calcext:value-type="float">
            <text:p>9,2006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960173" calcext:value-type="float">
            <text:p>8,9601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960173" calcext:value-type="float">
            <text:p>8,9601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960173" calcext:value-type="float">
            <text:p>8,9601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960173" calcext:value-type="float">
            <text:p>8,9601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960173" calcext:value-type="float">
            <text:p>8,9601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543994" calcext:value-type="float">
            <text:p>8,5439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425615" calcext:value-type="float">
            <text:p>8,4256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425615" calcext:value-type="float">
            <text:p>8,4256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425615" calcext:value-type="float">
            <text:p>8,4256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425615" calcext:value-type="float">
            <text:p>8,4256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425615" calcext:value-type="float">
            <text:p>8,4256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425615" calcext:value-type="float">
            <text:p>8,4256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680498" calcext:value-type="float">
            <text:p>8,6804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67899" calcext:value-type="float">
            <text:p>8,678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67899" calcext:value-type="float">
            <text:p>8,678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67899" calcext:value-type="float">
            <text:p>8,678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67899" calcext:value-type="float">
            <text:p>8,678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73105" calcext:value-type="float">
            <text:p>8,573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.487757" calcext:value-type="float">
            <text:p>8,4877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487757" calcext:value-type="float">
            <text:p>8,4877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487757" calcext:value-type="float">
            <text:p>8,4877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.487757" calcext:value-type="float">
            <text:p>8,4877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427274" calcext:value-type="float">
            <text:p>8,4272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427274" calcext:value-type="float">
            <text:p>8,4272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.427274" calcext:value-type="float">
            <text:p>8,4272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427274" calcext:value-type="float">
            <text:p>8,4272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349124" calcext:value-type="float">
            <text:p>8,349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349124" calcext:value-type="float">
            <text:p>8,349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349124" calcext:value-type="float">
            <text:p>8,349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349124" calcext:value-type="float">
            <text:p>8,349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.349124" calcext:value-type="float">
            <text:p>8,349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349124" calcext:value-type="float">
            <text:p>8,349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349124" calcext:value-type="float">
            <text:p>8,349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.349124" calcext:value-type="float">
            <text:p>8,349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.349124" calcext:value-type="float">
            <text:p>8,3491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994994" calcext:value-type="float">
            <text:p>7,994994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11:47.025000000</dc:date>
    <meta:editing-duration>PT1M29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3.A1:cameraslog_3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3.B2:cameraslog_3.B1001" chart:label-cell-address="cameraslog_3.B1:cameraslog_3.B1" chart:class="chart:scatter">
            <chart:domain table:cell-range-address="cameraslog_3.A2:cameraslog_3.A1001"/>
            <chart:data-point chart:repeated="1000"/>
          </chart:series>
          <chart:series chart:style-name="ch8" chart:values-cell-range-address="cameraslog_3.C2:cameraslog_3.C1001" chart:label-cell-address="cameraslog_3.C1:cameraslog_3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3.B1:cameraslog_3.B1</svg:desc>
                </draw:g>
              </table:table-cell>
              <table:table-cell office:value-type="string">
                <text:p>number of cameras</text:p>
                <draw:g>
                  <svg:desc>cameraslog_3.C1:cameraslog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3.A2:cameraslog_3.A1001</svg:desc>
                </draw:g>
              </table:table-cell>
              <table:table-cell office:value-type="float" office:value="10.212099">
                <text:p>10.212099</text:p>
                <draw:g>
                  <svg:desc>cameraslog_3.B2:cameraslog_3.B1001</svg:desc>
                </draw:g>
              </table:table-cell>
              <table:table-cell office:value-type="float" office:value="20">
                <text:p>20</text:p>
                <draw:g>
                  <svg:desc>cameraslog_3.C2:cameraslog_3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624102">
                <text:p>10.624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001009">
                <text:p>11.0010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007204">
                <text:p>11.0072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286882">
                <text:p>11.2868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576885">
                <text:p>11.5768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885532">
                <text:p>11.8855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.132103">
                <text:p>12.1321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.39317">
                <text:p>12.393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803148">
                <text:p>12.8031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648012">
                <text:p>12.6480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919465">
                <text:p>12.9194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853288">
                <text:p>12.8532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.770979">
                <text:p>12.7709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516973">
                <text:p>12.5169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912446">
                <text:p>12.9124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614129">
                <text:p>12.614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.11922">
                <text:p>13.11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384415">
                <text:p>13.3844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384415">
                <text:p>13.3844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384415">
                <text:p>13.3844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.050969">
                <text:p>13.0509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.011675">
                <text:p>13.0116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.075794">
                <text:p>13.0757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976037">
                <text:p>12.9760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164695">
                <text:p>13.164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164695">
                <text:p>13.1646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.007494">
                <text:p>13.0074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.082415">
                <text:p>13.0824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.082415">
                <text:p>13.0824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.908231">
                <text:p>12.9082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908231">
                <text:p>12.9082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.980627">
                <text:p>12.9806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.980627">
                <text:p>12.9806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2.537554">
                <text:p>12.5375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.483254">
                <text:p>12.4832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.483254">
                <text:p>12.4832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.483254">
                <text:p>12.4832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.465212">
                <text:p>12.465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.465212">
                <text:p>12.465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.465212">
                <text:p>12.465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.465212">
                <text:p>12.465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.465212">
                <text:p>12.465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.465212">
                <text:p>12.465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.465212">
                <text:p>12.465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2.465212">
                <text:p>12.465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2.465212">
                <text:p>12.465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.276532">
                <text:p>12.2765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.276532">
                <text:p>12.2765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.21448">
                <text:p>12.21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.21448">
                <text:p>12.21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.21448">
                <text:p>12.21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.178768">
                <text:p>12.1787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.501859">
                <text:p>12.5018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.501859">
                <text:p>12.5018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.483255">
                <text:p>12.4832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381494">
                <text:p>12.3814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.050082">
                <text:p>12.0500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.050082">
                <text:p>12.0500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.908978">
                <text:p>11.9089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.449364">
                <text:p>11.4493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.167621">
                <text:p>11.1676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.124729">
                <text:p>11.1247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124729">
                <text:p>11.1247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.124729">
                <text:p>11.1247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.369264">
                <text:p>11.3692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.369264">
                <text:p>11.3692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.669646">
                <text:p>11.6696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.669646">
                <text:p>11.6696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.669646">
                <text:p>11.6696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.87279">
                <text:p>11.872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.87279">
                <text:p>11.872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.87279">
                <text:p>11.872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.599284">
                <text:p>11.5992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.599284">
                <text:p>11.5992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.620401">
                <text:p>11.6204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.668007">
                <text:p>11.668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.668007">
                <text:p>11.668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.668007">
                <text:p>11.668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.668007">
                <text:p>11.668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.668007">
                <text:p>11.668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.668007">
                <text:p>11.668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.668007">
                <text:p>11.668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1.668007">
                <text:p>11.668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1.694352">
                <text:p>11.6943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1.443631">
                <text:p>11.4436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.528863">
                <text:p>11.5288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.528863">
                <text:p>11.5288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.528863">
                <text:p>11.5288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.68659">
                <text:p>11.686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.711418">
                <text:p>11.7114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.711418">
                <text:p>11.7114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.711418">
                <text:p>11.7114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.851993">
                <text:p>11.8519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.851993">
                <text:p>11.8519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.851993">
                <text:p>11.8519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.851993">
                <text:p>11.8519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.851993">
                <text:p>11.8519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.791972">
                <text:p>11.7919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.791972">
                <text:p>11.7919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1.816806">
                <text:p>11.8168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1.816806">
                <text:p>11.8168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1.816806">
                <text:p>11.8168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1.816806">
                <text:p>11.8168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1.626106">
                <text:p>11.6261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.162349">
                <text:p>11.1623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1.162349">
                <text:p>11.1623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.162349">
                <text:p>11.1623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.162349">
                <text:p>11.1623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.162349">
                <text:p>11.1623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.178877">
                <text:p>11.1788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.178877">
                <text:p>11.1788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.435794">
                <text:p>11.43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.435794">
                <text:p>11.43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.435794">
                <text:p>11.43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.435794">
                <text:p>11.43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.435794">
                <text:p>11.4357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.365512">
                <text:p>11.3655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.365512">
                <text:p>11.3655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365512">
                <text:p>11.3655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.245581">
                <text:p>11.2455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.245581">
                <text:p>11.2455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.224457">
                <text:p>11.224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1.224457">
                <text:p>11.224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.224457">
                <text:p>11.224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1.224457">
                <text:p>11.224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1.224457">
                <text:p>11.224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.224457">
                <text:p>11.224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1.224457">
                <text:p>11.2244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.12311">
                <text:p>11.123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.12311">
                <text:p>11.123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12311">
                <text:p>11.123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.12311">
                <text:p>11.123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.12311">
                <text:p>11.123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.187233">
                <text:p>11.1872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.886853">
                <text:p>10.886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.886853">
                <text:p>10.886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.886853">
                <text:p>10.886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.886853">
                <text:p>10.886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.886853">
                <text:p>10.886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.924103">
                <text:p>10.9241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.607194">
                <text:p>10.6071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.449561">
                <text:p>10.4495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.449561">
                <text:p>10.4495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.231944">
                <text:p>10.2319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.231944">
                <text:p>10.2319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.266717">
                <text:p>10.2667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.316374">
                <text:p>10.3163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.316374">
                <text:p>10.3163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316374">
                <text:p>10.3163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.463637">
                <text:p>10.4636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.463637">
                <text:p>10.4636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.40162">
                <text:p>10.401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.40162">
                <text:p>10.401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.40162">
                <text:p>10.401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.40162">
                <text:p>10.401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.047904">
                <text:p>10.0479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.047904">
                <text:p>10.0479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.047904">
                <text:p>10.0479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.047904">
                <text:p>10.0479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.047904">
                <text:p>10.0479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.101661">
                <text:p>10.1016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.101661">
                <text:p>10.1016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.037535">
                <text:p>10.0375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.037535">
                <text:p>10.0375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.037535">
                <text:p>10.0375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.037535">
                <text:p>10.0375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.037535">
                <text:p>10.0375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.863377">
                <text:p>9.8633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.863377">
                <text:p>9.8633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9.863377">
                <text:p>9.8633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9.863377">
                <text:p>9.8633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894391">
                <text:p>9.89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728953">
                <text:p>9.7289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496846">
                <text:p>9.4968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496846">
                <text:p>9.4968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496846">
                <text:p>9.4968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496846">
                <text:p>9.4968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403309">
                <text:p>9.4033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.403309">
                <text:p>9.4033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.403309">
                <text:p>9.4033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.187789">
                <text:p>9.187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.10873">
                <text:p>9.108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.10873">
                <text:p>9.108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.10873">
                <text:p>9.108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10873">
                <text:p>9.108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.10873">
                <text:p>9.108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.10873">
                <text:p>9.108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.156751">
                <text:p>9.1567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.33506">
                <text:p>9.33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9.33506">
                <text:p>9.33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.33506">
                <text:p>9.33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.33506">
                <text:p>9.33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.33506">
                <text:p>9.33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.33506">
                <text:p>9.33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33506">
                <text:p>9.33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.33506">
                <text:p>9.33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.33506">
                <text:p>9.33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.33506">
                <text:p>9.33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.33506">
                <text:p>9.33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.301538">
                <text:p>9.3015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.301538">
                <text:p>9.3015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.301538">
                <text:p>9.3015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9.301538">
                <text:p>9.3015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9.301967">
                <text:p>9.301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9.284981">
                <text:p>9.284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9.284981">
                <text:p>9.284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9.284981">
                <text:p>9.284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9.284981">
                <text:p>9.284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9.284981">
                <text:p>9.284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9.284981">
                <text:p>9.284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9.284981">
                <text:p>9.284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9.243632">
                <text:p>9.2436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9.243632">
                <text:p>9.2436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9.243632">
                <text:p>9.2436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9.243632">
                <text:p>9.2436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.243632">
                <text:p>9.2436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9.243632">
                <text:p>9.2436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9.243632">
                <text:p>9.2436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.243632">
                <text:p>9.2436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.243632">
                <text:p>9.2436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.243632">
                <text:p>9.2436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.188211">
                <text:p>9.188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9.188211">
                <text:p>9.188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9.188211">
                <text:p>9.188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.188211">
                <text:p>9.188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9.188211">
                <text:p>9.188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9.188211">
                <text:p>9.188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9.188211">
                <text:p>9.188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9.188211">
                <text:p>9.188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9.188211">
                <text:p>9.188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9.200617">
                <text:p>9.200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9.200617">
                <text:p>9.200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9.200617">
                <text:p>9.200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9.200617">
                <text:p>9.200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.200617">
                <text:p>9.200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9.200617">
                <text:p>9.200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.200617">
                <text:p>9.200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960173">
                <text:p>8.9601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960173">
                <text:p>8.9601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960173">
                <text:p>8.9601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960173">
                <text:p>8.9601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960173">
                <text:p>8.9601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543994">
                <text:p>8.543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425615">
                <text:p>8.4256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425615">
                <text:p>8.4256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425615">
                <text:p>8.4256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425615">
                <text:p>8.4256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425615">
                <text:p>8.4256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425615">
                <text:p>8.4256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680498">
                <text:p>8.680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67899">
                <text:p>8.678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67899">
                <text:p>8.678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67899">
                <text:p>8.678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.67899">
                <text:p>8.678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.573105">
                <text:p>8.573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.487757">
                <text:p>8.4877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.487757">
                <text:p>8.4877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.487757">
                <text:p>8.4877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8.487757">
                <text:p>8.4877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.427274">
                <text:p>8.427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.427274">
                <text:p>8.427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.427274">
                <text:p>8.427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.427274">
                <text:p>8.427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.349124">
                <text:p>8.349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.349124">
                <text:p>8.349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.349124">
                <text:p>8.349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.349124">
                <text:p>8.349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.349124">
                <text:p>8.349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.349124">
                <text:p>8.349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.349124">
                <text:p>8.349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.349124">
                <text:p>8.349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.349124">
                <text:p>8.349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994994">
                <text:p>7.99499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